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han_project_user</text:p>
      <text:p text:style-name="Standard">wPh9yHnKvuIJ6H5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8:19:30.084437815</meta:creation-date>
    <dc:date>2022-11-27T18:20:23.000117953</dc:date>
    <meta:editing-duration>PT53S</meta:editing-duration>
    <meta:editing-cycles>1</meta:editing-cycles>
    <meta:document-statistic meta:table-count="0" meta:image-count="0" meta:object-count="0" meta:page-count="1" meta:paragraph-count="2" meta:word-count="2" meta:character-count="33" meta:non-whitespace-character-count="33"/>
    <meta:generator>LibreOffice/7.3.6.2$Linux_X86_64 LibreOffice_project/30$Build-2</meta:generator>
  </office:meta>
</office:document-meta>
</file>